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.321cm"/>
    </style:style>
    <style:style style:name="co8" style:family="table-column">
      <style:table-column-properties fo:break-before="auto" style:column-width="2.681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93cm"/>
    </style:style>
    <style:style style:name="co13" style:family="table-column">
      <style:table-column-properties fo:break-before="auto" style:column-width="1.99cm"/>
    </style:style>
    <style:style style:name="co1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6cm"/>
    </style:style>
    <style:style style:name="co16" style:family="table-column">
      <style:table-column-properties fo:break-before="auto" style:column-width="6.274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3.842cm"/>
    </style:style>
    <style:style style:name="co19" style:family="table-column">
      <style:table-column-properties fo:break-before="auto" style:column-width="3.75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fo:border="0.99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c0c0c0" fo:border="0.06pt solid #000000"/>
    </style:style>
    <style:style style:name="ce9" style:family="table-cell" style:parent-style-name="Default" style:data-style-name="N109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Plots" table:style-name="ta1">
        <table:shapes>
          <draw:frame draw:z-index="0" draw:style-name="gr1" svg:width="22.381cm" svg:height="13.839cm" svg:x="0.029cm" svg:y="0cm">
            <draw:object draw:notify-on-update-of-ranges="Averages.A3:Averages.A32 Averages.B3:Averages.B17 Averages.A3:Averages.A3 Averages.C3:Averages.C17 Averages.B18:Averages.B32 Averages.A18:Averages.A18 Averages.C18:Averages.C32 Averages.B36:Averages.B50 Averages.A36:Averages.A36 Averages.C36:Averages.C50 Averages.B51:Averages.B65 Averages.A51:Averages.A51 Averages.C51:Averages.C65 Averages.G3:Averages.G17 Averages.F3:Averages.F3 Averages.H3:Averages.H17 Averages.G18:Averages.G32 Averages.F18:Averages.F18 Averages.H18:Averages.H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3">
          <table:table-cell/>
        </table:table-row>
      </table:table>
      <table:table table:name="Averages" table:style-name="ta1"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9" table:default-cell-style-name="Default"/>
        <table:table-row table:style-name="ro3">
          <table:table-cell table:style-name="ce5" office:value-type="string" table:number-columns-spanned="4" table:number-rows-spanned="1">
            <text:p>x86 desktop</text:p>
          </table:table-cell>
          <table:covered-table-cell table:number-columns-repeated="3" table:style-name="ce8"/>
          <table:table-cell/>
          <table:table-cell table:style-name="ce5" office:value-type="string" table:number-columns-spanned="4" table:number-rows-spanned="1">
            <text:p>x86 laptop</text:p>
          </table:table-cell>
          <table:covered-table-cell table:number-columns-repeated="3" table:style-name="ce8"/>
        </table:table-row>
        <table:table-row table:style-name="ro4">
          <table:table-cell table:style-name="ce6" office:value-type="string">
            <text:p>Implementation</text:p>
          </table:table-cell>
          <table:table-cell table:style-name="ce6" office:value-type="string">
            <text:p>Buffer size</text:p>
          </table:table-cell>
          <table:table-cell table:style-name="ce6" office:value-type="string">
            <text:p>Avg. t. to simulate 1800 frames [ms]</text:p>
          </table:table-cell>
          <table:table-cell table:style-name="ce6" office:value-type="string">
            <text:p>Avg. time/frame [ms]</text:p>
          </table:table-cell>
          <table:table-cell/>
          <table:table-cell table:style-name="ce6" office:value-type="string">
            <text:p>Implementation</text:p>
          </table:table-cell>
          <table:table-cell table:style-name="ce6" office:value-type="string">
            <text:p>Buffer size</text:p>
          </table:table-cell>
          <table:table-cell table:style-name="ce6" office:value-type="string">
            <text:p>Avg. t. to simulate 1800 frames [ms]</text:p>
          </table:table-cell>
          <table:table-cell table:style-name="ce6" office:value-type="string">
            <text:p>Avg. time/frame [ms]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Desktop - raw'.D2:.D11])" office:value-type="float" office:value="863.7">
            <text:p>863,7</text:p>
          </table:table-cell>
          <table:table-cell table:style-name="ce9" table:formula="of:=[.C3]/1800" office:value-type="float" office:value="0.479833333333333">
            <text:p>0,4798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Laptop - raw'.D2:.D11])" office:value-type="float" office:value="1687.9">
            <text:p>1687,9</text:p>
          </table:table-cell>
          <table:table-cell table:style-name="ce9" table:formula="of:=[.H3]/1800" office:value-type="float" office:value="0.937722222222222">
            <text:p>0,9377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Desktop - raw'.D12:.D21])" office:value-type="float" office:value="2686.3">
            <text:p>2686,3</text:p>
          </table:table-cell>
          <table:table-cell table:style-name="ce9" table:formula="of:=[.C4]/1800" office:value-type="float" office:value="1.49238888888889">
            <text:p>1,4924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Laptop - raw'.D12:.D21])" office:value-type="float" office:value="4354.9">
            <text:p>4354,9</text:p>
          </table:table-cell>
          <table:table-cell table:style-name="ce9" table:formula="of:=[.H4]/1800" office:value-type="float" office:value="2.41938888888889">
            <text:p>2,4194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Desktop - raw'.D22:.D31])" office:value-type="float" office:value="4880.4">
            <text:p>4880,4</text:p>
          </table:table-cell>
          <table:table-cell table:style-name="ce9" table:formula="of:=[.C5]/1800" office:value-type="float" office:value="2.71133333333333">
            <text:p>2,7113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Laptop - raw'.D22:.D31])" office:value-type="float" office:value="7979.6">
            <text:p>7979,6</text:p>
          </table:table-cell>
          <table:table-cell table:style-name="ce9" table:formula="of:=[.H5]/1800" office:value-type="float" office:value="4.43311111111111">
            <text:p>4,4331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Desktop - raw'.D32:.D41])" office:value-type="float" office:value="7854.4">
            <text:p>7854,4</text:p>
          </table:table-cell>
          <table:table-cell table:style-name="ce9" table:formula="of:=[.C6]/1800" office:value-type="float" office:value="4.36355555555556">
            <text:p>4,3636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Laptop - raw'.D32:.D41])" office:value-type="float" office:value="12623.8">
            <text:p>12623,8</text:p>
          </table:table-cell>
          <table:table-cell table:style-name="ce9" table:formula="of:=[.H6]/1800" office:value-type="float" office:value="7.01322222222222">
            <text:p>7,0132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Desktop - raw'.D42:.D51])" office:value-type="float" office:value="11821.5">
            <text:p>11821,5</text:p>
          </table:table-cell>
          <table:table-cell table:style-name="ce9" table:formula="of:=[.C7]/1800" office:value-type="float" office:value="6.5675">
            <text:p>6,5675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Laptop - raw'.D42:.D51])" office:value-type="float" office:value="18344.4">
            <text:p>18344,4</text:p>
          </table:table-cell>
          <table:table-cell table:style-name="ce9" table:formula="of:=[.H7]/1800" office:value-type="float" office:value="10.1913333333333">
            <text:p>10,1913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Desktop - raw'.D52:.D61])" office:value-type="float" office:value="12676.5">
            <text:p>12676,5</text:p>
          </table:table-cell>
          <table:table-cell table:style-name="ce9" table:formula="of:=[.C8]/1800" office:value-type="float" office:value="7.0425">
            <text:p>7,0425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Laptop - raw'.D52:.D61])" office:value-type="float" office:value="22736">
            <text:p>22736</text:p>
          </table:table-cell>
          <table:table-cell table:style-name="ce9" table:formula="of:=[.H8]/1800" office:value-type="float" office:value="12.6311111111111">
            <text:p>12,6311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Desktop - raw'.D62:.D71])" office:value-type="float" office:value="13446.8">
            <text:p>13446,8</text:p>
          </table:table-cell>
          <table:table-cell table:style-name="ce9" table:formula="of:=[.C9]/1800" office:value-type="float" office:value="7.47044444444444">
            <text:p>7,4704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Laptop - raw'.D62:.D71])" office:value-type="float" office:value="22853.5">
            <text:p>22853,5</text:p>
          </table:table-cell>
          <table:table-cell table:style-name="ce9" table:formula="of:=[.H9]/1800" office:value-type="float" office:value="12.6963888888889">
            <text:p>12,6964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Desktop - raw'.D72:.D81])" office:value-type="float" office:value="15832.2">
            <text:p>15832,2</text:p>
          </table:table-cell>
          <table:table-cell table:style-name="ce9" table:formula="of:=[.C10]/1800" office:value-type="float" office:value="8.79566666666667">
            <text:p>8,7957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Laptop - raw'.D72:.D81])" office:value-type="float" office:value="23067.4">
            <text:p>23067,4</text:p>
          </table:table-cell>
          <table:table-cell table:style-name="ce9" table:formula="of:=[.H10]/1800" office:value-type="float" office:value="12.8152222222222">
            <text:p>12,8152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Desktop - raw'.D82:.D91])" office:value-type="float" office:value="15819.7">
            <text:p>15819,7</text:p>
          </table:table-cell>
          <table:table-cell table:style-name="ce9" table:formula="of:=[.C11]/1800" office:value-type="float" office:value="8.78872222222222">
            <text:p>8,7887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Laptop - raw'.D82:.D91])" office:value-type="float" office:value="23235">
            <text:p>23235</text:p>
          </table:table-cell>
          <table:table-cell table:style-name="ce9" table:formula="of:=[.H11]/1800" office:value-type="float" office:value="12.9083333333333">
            <text:p>12,9083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Desktop - raw'.D92:.D101])" office:value-type="float" office:value="12689.4">
            <text:p>12689,4</text:p>
          </table:table-cell>
          <table:table-cell table:style-name="ce9" table:formula="of:=[.C12]/1800" office:value-type="float" office:value="7.04966666666667">
            <text:p>7,0497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Laptop - raw'.D92:.D101])" office:value-type="float" office:value="23417.5">
            <text:p>23417,5</text:p>
          </table:table-cell>
          <table:table-cell table:style-name="ce9" table:formula="of:=[.H12]/1800" office:value-type="float" office:value="13.0097222222222">
            <text:p>13,0097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Desktop - raw'.D102:.D111])" office:value-type="float" office:value="14667.8">
            <text:p>14667,8</text:p>
          </table:table-cell>
          <table:table-cell table:style-name="ce9" table:formula="of:=[.C13]/1800" office:value-type="float" office:value="8.14877777777778">
            <text:p>8,1488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Laptop - raw'.D102:.D111])" office:value-type="float" office:value="23602.3">
            <text:p>23602,3</text:p>
          </table:table-cell>
          <table:table-cell table:style-name="ce9" table:formula="of:=[.H13]/1800" office:value-type="float" office:value="13.1123888888889">
            <text:p>13,1124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Desktop - raw'.D112:.D121])" office:value-type="float" office:value="15913.1">
            <text:p>15913,1</text:p>
          </table:table-cell>
          <table:table-cell table:style-name="ce9" table:formula="of:=[.C14]/1800" office:value-type="float" office:value="8.84061111111111">
            <text:p>8,8406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Laptop - raw'.D112:.D121])" office:value-type="float" office:value="23761.8">
            <text:p>23761,8</text:p>
          </table:table-cell>
          <table:table-cell table:style-name="ce9" table:formula="of:=[.H14]/1800" office:value-type="float" office:value="13.201">
            <text:p>13,2010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Desktop - raw'.D122:.D131])" office:value-type="float" office:value="14758.9">
            <text:p>14758,9</text:p>
          </table:table-cell>
          <table:table-cell table:style-name="ce9" table:formula="of:=[.C15]/1800" office:value-type="float" office:value="8.19938888888889">
            <text:p>8,1994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Laptop - raw'.D122:.D131])" office:value-type="float" office:value="23960.1">
            <text:p>23960,1</text:p>
          </table:table-cell>
          <table:table-cell table:style-name="ce9" table:formula="of:=[.H15]/1800" office:value-type="float" office:value="13.3111666666667">
            <text:p>13,3112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Desktop - raw'.D132:.D141])" office:value-type="float" office:value="15547.4">
            <text:p>15547,4</text:p>
          </table:table-cell>
          <table:table-cell table:style-name="ce9" table:formula="of:=[.C16]/1800" office:value-type="float" office:value="8.63744444444444">
            <text:p>8,6374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Laptop - raw'.D132:.D141])" office:value-type="float" office:value="24157.1">
            <text:p>24157,1</text:p>
          </table:table-cell>
          <table:table-cell table:style-name="ce9" table:formula="of:=[.H16]/1800" office:value-type="float" office:value="13.4206111111111">
            <text:p>13,4206</text:p>
          </table:table-cell>
        </table:table-row>
        <table:table-row table:style-name="ro3">
          <table:table-cell table:style-name="ce7" office:value-type="string">
            <text:p>Desktop, x86, C++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Desktop - raw'.D142:.D151])" office:value-type="float" office:value="12818.9">
            <text:p>12818,9</text:p>
          </table:table-cell>
          <table:table-cell table:style-name="ce9" table:formula="of:=[.C17]/1800" office:value-type="float" office:value="7.12161111111111">
            <text:p>7,1216</text:p>
          </table:table-cell>
          <table:table-cell/>
          <table:table-cell table:style-name="ce7" office:value-type="string">
            <text:p>Laptop, x86, C++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Laptop - raw'.D142:.D151])" office:value-type="float" office:value="24297.9">
            <text:p>24297,9</text:p>
          </table:table-cell>
          <table:table-cell table:style-name="ce9" table:formula="of:=[.H17]/1800" office:value-type="float" office:value="13.4988333333333">
            <text:p>13,4988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Desktop - raw'.D152:.D161])" office:value-type="float" office:value="651.9">
            <text:p>651,9</text:p>
          </table:table-cell>
          <table:table-cell table:style-name="ce9" table:formula="of:=[.C18]/1800" office:value-type="float" office:value="0.362166666666667">
            <text:p>0,3622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Laptop - raw'.D152:.D161])" office:value-type="float" office:value="1221">
            <text:p>1221</text:p>
          </table:table-cell>
          <table:table-cell table:style-name="ce9" table:formula="of:=[.H18]/1800" office:value-type="float" office:value="0.678333333333333">
            <text:p>0,6783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Desktop - raw'.D162:.D171])" office:value-type="float" office:value="1276.7">
            <text:p>1276,7</text:p>
          </table:table-cell>
          <table:table-cell table:style-name="ce9" table:formula="of:=[.C19]/1800" office:value-type="float" office:value="0.709277777777778">
            <text:p>0,7093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Laptop - raw'.D162:.D171])" office:value-type="float" office:value="2445.5">
            <text:p>2445,5</text:p>
          </table:table-cell>
          <table:table-cell table:style-name="ce9" table:formula="of:=[.H19]/1800" office:value-type="float" office:value="1.35861111111111">
            <text:p>1,3586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Desktop - raw'.D172:.D181])" office:value-type="float" office:value="1964.4">
            <text:p>1964,4</text:p>
          </table:table-cell>
          <table:table-cell table:style-name="ce9" table:formula="of:=[.C20]/1800" office:value-type="float" office:value="1.09133333333333">
            <text:p>1,0913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Laptop - raw'.D172:.D181])" office:value-type="float" office:value="3666.3">
            <text:p>3666,3</text:p>
          </table:table-cell>
          <table:table-cell table:style-name="ce9" table:formula="of:=[.H20]/1800" office:value-type="float" office:value="2.03683333333333">
            <text:p>2,0368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Desktop - raw'.D182:.D191])" office:value-type="float" office:value="2672.2">
            <text:p>2672,2</text:p>
          </table:table-cell>
          <table:table-cell table:style-name="ce9" table:formula="of:=[.C21]/1800" office:value-type="float" office:value="1.48455555555556">
            <text:p>1,4846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Laptop - raw'.D182:.D191])" office:value-type="float" office:value="4947.2">
            <text:p>4947,2</text:p>
          </table:table-cell>
          <table:table-cell table:style-name="ce9" table:formula="of:=[.H21]/1800" office:value-type="float" office:value="2.74844444444444">
            <text:p>2,7484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Desktop - raw'.D192:.D201])" office:value-type="float" office:value="3182.2">
            <text:p>3182,2</text:p>
          </table:table-cell>
          <table:table-cell table:style-name="ce9" table:formula="of:=[.C22]/1800" office:value-type="float" office:value="1.76788888888889">
            <text:p>1,7679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Laptop - raw'.D192:.D201])" office:value-type="float" office:value="6297.3">
            <text:p>6297,3</text:p>
          </table:table-cell>
          <table:table-cell table:style-name="ce9" table:formula="of:=[.H22]/1800" office:value-type="float" office:value="3.4985">
            <text:p>3,4985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Desktop - raw'.D202:.D211])" office:value-type="float" office:value="3966.2">
            <text:p>3966,2</text:p>
          </table:table-cell>
          <table:table-cell table:style-name="ce9" table:formula="of:=[.C23]/1800" office:value-type="float" office:value="2.20344444444444">
            <text:p>2,2034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Laptop - raw'.D202:.D211])" office:value-type="float" office:value="6755.2">
            <text:p>6755,2</text:p>
          </table:table-cell>
          <table:table-cell table:style-name="ce9" table:formula="of:=[.H23]/1800" office:value-type="float" office:value="3.75288888888889">
            <text:p>3,7529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Desktop - raw'.D212:.D221])" office:value-type="float" office:value="3748.2">
            <text:p>3748,2</text:p>
          </table:table-cell>
          <table:table-cell table:style-name="ce9" table:formula="of:=[.C24]/1800" office:value-type="float" office:value="2.08233333333333">
            <text:p>2,0823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Laptop - raw'.D212:.D221])" office:value-type="float" office:value="6843">
            <text:p>6843</text:p>
          </table:table-cell>
          <table:table-cell table:style-name="ce9" table:formula="of:=[.H24]/1800" office:value-type="float" office:value="3.80166666666667">
            <text:p>3,8017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Desktop - raw'.D222:.D231])" office:value-type="float" office:value="3217.4">
            <text:p>3217,4</text:p>
          </table:table-cell>
          <table:table-cell table:style-name="ce9" table:formula="of:=[.C25]/1800" office:value-type="float" office:value="1.78744444444444">
            <text:p>1,7874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Laptop - raw'.D222:.D231])" office:value-type="float" office:value="7015.9">
            <text:p>7015,9</text:p>
          </table:table-cell>
          <table:table-cell table:style-name="ce9" table:formula="of:=[.H25]/1800" office:value-type="float" office:value="3.89772222222222">
            <text:p>3,8977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Desktop - raw'.D232:.D241])" office:value-type="float" office:value="3251.5">
            <text:p>3251,5</text:p>
          </table:table-cell>
          <table:table-cell table:style-name="ce9" table:formula="of:=[.C26]/1800" office:value-type="float" office:value="1.80638888888889">
            <text:p>1,8064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Laptop - raw'.D232:.D241])" office:value-type="float" office:value="7181.4">
            <text:p>7181,4</text:p>
          </table:table-cell>
          <table:table-cell table:style-name="ce9" table:formula="of:=[.H26]/1800" office:value-type="float" office:value="3.98966666666667">
            <text:p>3,9897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Desktop - raw'.D242:.D251])" office:value-type="float" office:value="3927.2">
            <text:p>3927,2</text:p>
          </table:table-cell>
          <table:table-cell table:style-name="ce9" table:formula="of:=[.C27]/1800" office:value-type="float" office:value="2.18177777777778">
            <text:p>2,1818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Laptop - raw'.D242:.D251])" office:value-type="float" office:value="7346.2">
            <text:p>7346,2</text:p>
          </table:table-cell>
          <table:table-cell table:style-name="ce9" table:formula="of:=[.H27]/1800" office:value-type="float" office:value="4.08122222222222">
            <text:p>4,0812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Desktop - raw'.D252:.D261])" office:value-type="float" office:value="3551.6">
            <text:p>3551,6</text:p>
          </table:table-cell>
          <table:table-cell table:style-name="ce9" table:formula="of:=[.C28]/1800" office:value-type="float" office:value="1.97311111111111">
            <text:p>1,9731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Laptop - raw'.D252:.D261])" office:value-type="float" office:value="7503.4">
            <text:p>7503,4</text:p>
          </table:table-cell>
          <table:table-cell table:style-name="ce9" table:formula="of:=[.H28]/1800" office:value-type="float" office:value="4.16855555555556">
            <text:p>4,1686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Desktop - raw'.D262:.D271])" office:value-type="float" office:value="3334.9">
            <text:p>3334,9</text:p>
          </table:table-cell>
          <table:table-cell table:style-name="ce9" table:formula="of:=[.C29]/1800" office:value-type="float" office:value="1.85272222222222">
            <text:p>1,8527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Laptop - raw'.D262:.D271])" office:value-type="float" office:value="7650.8">
            <text:p>7650,8</text:p>
          </table:table-cell>
          <table:table-cell table:style-name="ce9" table:formula="of:=[.H29]/1800" office:value-type="float" office:value="4.25044444444445">
            <text:p>4,2504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Desktop - raw'.D272:.D281])" office:value-type="float" office:value="3504">
            <text:p>3504</text:p>
          </table:table-cell>
          <table:table-cell table:style-name="ce9" table:formula="of:=[.C30]/1800" office:value-type="float" office:value="1.94666666666667">
            <text:p>1,9467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Laptop - raw'.D272:.D281])" office:value-type="float" office:value="7829.6">
            <text:p>7829,6</text:p>
          </table:table-cell>
          <table:table-cell table:style-name="ce9" table:formula="of:=[.H30]/1800" office:value-type="float" office:value="4.34977777777778">
            <text:p>4,3498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Desktop - raw'.D282:.D291])" office:value-type="float" office:value="3350.4">
            <text:p>3350,4</text:p>
          </table:table-cell>
          <table:table-cell table:style-name="ce9" table:formula="of:=[.C31]/1800" office:value-type="float" office:value="1.86133333333333">
            <text:p>1,8613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Laptop - raw'.D282:.D291])" office:value-type="float" office:value="7979.9">
            <text:p>7979,9</text:p>
          </table:table-cell>
          <table:table-cell table:style-name="ce9" table:formula="of:=[.H31]/1800" office:value-type="float" office:value="4.43327777777778">
            <text:p>4,4333</text:p>
          </table:table-cell>
        </table:table-row>
        <table:table-row table:style-name="ro4">
          <table:table-cell table:style-name="ce7" office:value-type="string">
            <text:p>Desktop, x86, assembly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Desktop - raw'.D292:.D301])" office:value-type="float" office:value="4070.1">
            <text:p>4070,1</text:p>
          </table:table-cell>
          <table:table-cell table:style-name="ce9" table:formula="of:=[.C32]/1800" office:value-type="float" office:value="2.26116666666667">
            <text:p>2,2612</text:p>
          </table:table-cell>
          <table:table-cell/>
          <table:table-cell table:style-name="ce7" office:value-type="string">
            <text:p>Laptop, x86, assembly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Laptop - raw'.D292:.D301])" office:value-type="float" office:value="8127.8">
            <text:p>8127,8</text:p>
          </table:table-cell>
          <table:table-cell table:style-name="ce9" table:formula="of:=[.H32]/1800" office:value-type="float" office:value="4.51544444444444">
            <text:p>4,5154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style-name="ce5" office:value-type="string" table:number-columns-spanned="4" table:number-rows-spanned="1">
            <text:p>x86-64 desktop</text:p>
          </table:table-cell>
          <table:covered-table-cell table:number-columns-repeated="3" table:style-name="ce8"/>
          <table:table-cell table:number-columns-repeated="5"/>
        </table:table-row>
        <table:table-row table:style-name="ro4">
          <table:table-cell table:style-name="ce6" office:value-type="string">
            <text:p>Implementation</text:p>
          </table:table-cell>
          <table:table-cell table:style-name="ce6" office:value-type="string">
            <text:p>Buffer size</text:p>
          </table:table-cell>
          <table:table-cell table:style-name="ce6" office:value-type="string">
            <text:p>Avg. t. to simulate 1800 frames [ms]</text:p>
          </table:table-cell>
          <table:table-cell table:style-name="ce6" office:value-type="string">
            <text:p>Avg. time/frame [ms]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Desktop - raw'.D302:.D311])" office:value-type="float" office:value="1675">
            <text:p>1675</text:p>
          </table:table-cell>
          <table:table-cell table:style-name="ce9" table:formula="of:=[.C36]/1800" office:value-type="float" office:value="0.930555555555556">
            <text:p>0,9306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Desktop - raw'.D312:.D321])" office:value-type="float" office:value="5138.6">
            <text:p>5138,6</text:p>
          </table:table-cell>
          <table:table-cell table:style-name="ce9" table:formula="of:=[.C37]/1800" office:value-type="float" office:value="2.85477777777778">
            <text:p>2,8548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Desktop - raw'.D322:.D331])" office:value-type="float" office:value="12475.6">
            <text:p>12475,6</text:p>
          </table:table-cell>
          <table:table-cell table:style-name="ce9" table:formula="of:=[.C38]/1800" office:value-type="float" office:value="6.93088888888889">
            <text:p>6,9309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Desktop - raw'.D332:.D341])" office:value-type="float" office:value="17348.6">
            <text:p>17348,6</text:p>
          </table:table-cell>
          <table:table-cell table:style-name="ce9" table:formula="of:=[.C39]/1800" office:value-type="float" office:value="9.63811111111111">
            <text:p>9,6381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Desktop - raw'.D342:.D351])" office:value-type="float" office:value="27074.9">
            <text:p>27074,9</text:p>
          </table:table-cell>
          <table:table-cell table:style-name="ce9" table:formula="of:=[.C40]/1800" office:value-type="float" office:value="15.0416111111111">
            <text:p>15,0416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Desktop - raw'.D352:.D361])" office:value-type="float" office:value="40374.1">
            <text:p>40374,1</text:p>
          </table:table-cell>
          <table:table-cell table:style-name="ce9" table:formula="of:=[.C41]/1800" office:value-type="float" office:value="22.4300555555556">
            <text:p>22,4301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Desktop - raw'.D362:.D371])" office:value-type="float" office:value="39371.8">
            <text:p>39371,8</text:p>
          </table:table-cell>
          <table:table-cell table:style-name="ce9" table:formula="of:=[.C42]/1800" office:value-type="float" office:value="21.8732222222222">
            <text:p>21,8732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Desktop - raw'.D372:.D381])" office:value-type="float" office:value="36847">
            <text:p>36847</text:p>
          </table:table-cell>
          <table:table-cell table:style-name="ce9" table:formula="of:=[.C43]/1800" office:value-type="float" office:value="20.4705555555556">
            <text:p>20,4706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Desktop - raw'.D382:.D391])" office:value-type="float" office:value="41518.3">
            <text:p>41518,3</text:p>
          </table:table-cell>
          <table:table-cell table:style-name="ce9" table:formula="of:=[.C44]/1800" office:value-type="float" office:value="23.0657222222222">
            <text:p>23,0657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Desktop - raw'.D392:.D401])" office:value-type="float" office:value="37313.1">
            <text:p>37313,1</text:p>
          </table:table-cell>
          <table:table-cell table:style-name="ce9" table:formula="of:=[.C45]/1800" office:value-type="float" office:value="20.7295">
            <text:p>20,7295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Desktop - raw'.D402:.D411])" office:value-type="float" office:value="33112.4">
            <text:p>33112,4</text:p>
          </table:table-cell>
          <table:table-cell table:style-name="ce9" table:formula="of:=[.C46]/1800" office:value-type="float" office:value="18.3957777777778">
            <text:p>18,3958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Desktop - raw'.D412:.D421])" office:value-type="float" office:value="41501.3">
            <text:p>41501,3</text:p>
          </table:table-cell>
          <table:table-cell table:style-name="ce9" table:formula="of:=[.C47]/1800" office:value-type="float" office:value="23.0562777777778">
            <text:p>23,0563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Desktop - raw'.D422:.D431])" office:value-type="float" office:value="40595.4">
            <text:p>40595,4</text:p>
          </table:table-cell>
          <table:table-cell table:style-name="ce9" table:formula="of:=[.C48]/1800" office:value-type="float" office:value="22.553">
            <text:p>22,5530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Desktop - raw'.D432:.D441])" office:value-type="float" office:value="36301.1">
            <text:p>36301,1</text:p>
          </table:table-cell>
          <table:table-cell table:style-name="ce9" table:formula="of:=[.C49]/1800" office:value-type="float" office:value="20.1672777777778">
            <text:p>20,1673</text:p>
          </table:table-cell>
          <table:table-cell table:number-columns-repeated="5"/>
        </table:table-row>
        <table:table-row table:style-name="ro3">
          <table:table-cell table:style-name="ce7" office:value-type="string">
            <text:p>Desktop, x86-64, C++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Desktop - raw'.D442:.D451])" office:value-type="float" office:value="36159.7">
            <text:p>36159,7</text:p>
          </table:table-cell>
          <table:table-cell table:style-name="ce9" table:formula="of:=[.C50]/1800" office:value-type="float" office:value="20.0887222222222">
            <text:p>20,0887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000">
            <text:p>2000</text:p>
          </table:table-cell>
          <table:table-cell table:style-name="ce7" table:formula="of:=AVERAGE(['Desktop - raw'.D452:.D461])" office:value-type="float" office:value="635">
            <text:p>635</text:p>
          </table:table-cell>
          <table:table-cell table:style-name="ce9" table:formula="of:=[.C51]/1800" office:value-type="float" office:value="0.352777777777778">
            <text:p>0,3528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4000">
            <text:p>4000</text:p>
          </table:table-cell>
          <table:table-cell table:style-name="ce7" table:formula="of:=AVERAGE(['Desktop - raw'.D462:.D471])" office:value-type="float" office:value="1343.2">
            <text:p>1343,2</text:p>
          </table:table-cell>
          <table:table-cell table:style-name="ce9" table:formula="of:=[.C52]/1800" office:value-type="float" office:value="0.746222222222222">
            <text:p>0,7462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6000">
            <text:p>6000</text:p>
          </table:table-cell>
          <table:table-cell table:style-name="ce7" table:formula="of:=AVERAGE(['Desktop - raw'.D472:.D481])" office:value-type="float" office:value="1811.7">
            <text:p>1811,7</text:p>
          </table:table-cell>
          <table:table-cell table:style-name="ce9" table:formula="of:=[.C53]/1800" office:value-type="float" office:value="1.0065">
            <text:p>1,0065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8000">
            <text:p>8000</text:p>
          </table:table-cell>
          <table:table-cell table:style-name="ce7" table:formula="of:=AVERAGE(['Desktop - raw'.D482:.D491])" office:value-type="float" office:value="2824.8">
            <text:p>2824,8</text:p>
          </table:table-cell>
          <table:table-cell table:style-name="ce9" table:formula="of:=[.C54]/1800" office:value-type="float" office:value="1.56933333333333">
            <text:p>1,5693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10000">
            <text:p>10000</text:p>
          </table:table-cell>
          <table:table-cell table:style-name="ce7" table:formula="of:=AVERAGE(['Desktop - raw'.D492:.D501])" office:value-type="float" office:value="3404.8">
            <text:p>3404,8</text:p>
          </table:table-cell>
          <table:table-cell table:style-name="ce9" table:formula="of:=[.C55]/1800" office:value-type="float" office:value="1.89155555555556">
            <text:p>1,8916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12000">
            <text:p>12000</text:p>
          </table:table-cell>
          <table:table-cell table:style-name="ce7" table:formula="of:=AVERAGE(['Desktop - raw'.D502:.D511])" office:value-type="float" office:value="3016.9">
            <text:p>3016,9</text:p>
          </table:table-cell>
          <table:table-cell table:style-name="ce9" table:formula="of:=[.C56]/1800" office:value-type="float" office:value="1.67605555555556">
            <text:p>1,6761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14000">
            <text:p>14000</text:p>
          </table:table-cell>
          <table:table-cell table:style-name="ce7" table:formula="of:=AVERAGE(['Desktop - raw'.D512:.D521])" office:value-type="float" office:value="3009">
            <text:p>3009</text:p>
          </table:table-cell>
          <table:table-cell table:style-name="ce9" table:formula="of:=[.C57]/1800" office:value-type="float" office:value="1.67166666666667">
            <text:p>1,6717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16000">
            <text:p>16000</text:p>
          </table:table-cell>
          <table:table-cell table:style-name="ce7" table:formula="of:=AVERAGE(['Desktop - raw'.D522:.D531])" office:value-type="float" office:value="3310.6">
            <text:p>3310,6</text:p>
          </table:table-cell>
          <table:table-cell table:style-name="ce9" table:formula="of:=[.C58]/1800" office:value-type="float" office:value="1.83922222222222">
            <text:p>1,8392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18000">
            <text:p>18000</text:p>
          </table:table-cell>
          <table:table-cell table:style-name="ce7" table:formula="of:=AVERAGE(['Desktop - raw'.D532:.D541])" office:value-type="float" office:value="2975.6">
            <text:p>2975,6</text:p>
          </table:table-cell>
          <table:table-cell table:style-name="ce9" table:formula="of:=[.C59]/1800" office:value-type="float" office:value="1.65311111111111">
            <text:p>1,6531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0000">
            <text:p>20000</text:p>
          </table:table-cell>
          <table:table-cell table:style-name="ce7" table:formula="of:=AVERAGE(['Desktop - raw'.D542:.D551])" office:value-type="float" office:value="3314.2">
            <text:p>3314,2</text:p>
          </table:table-cell>
          <table:table-cell table:style-name="ce9" table:formula="of:=[.C60]/1800" office:value-type="float" office:value="1.84122222222222">
            <text:p>1,8412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2000">
            <text:p>22000</text:p>
          </table:table-cell>
          <table:table-cell table:style-name="ce7" table:formula="of:=AVERAGE(['Desktop - raw'.D552:.D561])" office:value-type="float" office:value="3571.1">
            <text:p>3571,1</text:p>
          </table:table-cell>
          <table:table-cell table:style-name="ce9" table:formula="of:=[.C61]/1800" office:value-type="float" office:value="1.98394444444444">
            <text:p>1,9839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4000">
            <text:p>24000</text:p>
          </table:table-cell>
          <table:table-cell table:style-name="ce7" table:formula="of:=AVERAGE(['Desktop - raw'.D562:.D571])" office:value-type="float" office:value="3017.3">
            <text:p>3017,3</text:p>
          </table:table-cell>
          <table:table-cell table:style-name="ce9" table:formula="of:=[.C62]/1800" office:value-type="float" office:value="1.67627777777778">
            <text:p>1,6763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6000">
            <text:p>26000</text:p>
          </table:table-cell>
          <table:table-cell table:style-name="ce7" table:formula="of:=AVERAGE(['Desktop - raw'.D572:.D581])" office:value-type="float" office:value="3024.5">
            <text:p>3024,5</text:p>
          </table:table-cell>
          <table:table-cell table:style-name="ce9" table:formula="of:=[.C63]/1800" office:value-type="float" office:value="1.68027777777778">
            <text:p>1,6803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28000">
            <text:p>28000</text:p>
          </table:table-cell>
          <table:table-cell table:style-name="ce7" table:formula="of:=AVERAGE(['Desktop - raw'.D582:.D591])" office:value-type="float" office:value="3375.1">
            <text:p>3375,1</text:p>
          </table:table-cell>
          <table:table-cell table:style-name="ce9" table:formula="of:=[.C64]/1800" office:value-type="float" office:value="1.87505555555556">
            <text:p>1,8751</text:p>
          </table:table-cell>
          <table:table-cell table:number-columns-repeated="5"/>
        </table:table-row>
        <table:table-row table:style-name="ro4">
          <table:table-cell table:style-name="ce7" office:value-type="string">
            <text:p>Desktop, x86-64, assembly</text:p>
          </table:table-cell>
          <table:table-cell table:style-name="ce7" office:value-type="float" office:value="30000">
            <text:p>30000</text:p>
          </table:table-cell>
          <table:table-cell table:style-name="ce7" table:formula="of:=AVERAGE(['Desktop - raw'.D592:.D601])" office:value-type="float" office:value="3390.4">
            <text:p>3390,4</text:p>
          </table:table-cell>
          <table:table-cell table:style-name="ce9" table:formula="of:=[.C65]/1800" office:value-type="float" office:value="1.88355555555556">
            <text:p>1,8836</text:p>
          </table:table-cell>
          <table:table-cell table:number-columns-repeated="5"/>
        </table:table-row>
        <table:table-row table:style-name="ro3" table:number-rows-repeated="104851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Desktop - raw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3" office:value-type="string">
            <text:p>Architecture</text:p>
          </table:table-cell>
          <table:table-cell table:style-name="ce3" office:value-type="string">
            <text:p>Implementation</text:p>
          </table:table-cell>
          <table:table-cell table:style-name="ce2" office:value-type="string">
            <text:p>Buffer size</text:p>
          </table:table-cell>
          <table:table-cell table:style-name="ce2" office:value-type="string">
            <text:p>Time to simulate 1800 frames [ms]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63">
            <text:p>8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17">
            <text:p>81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36">
            <text:p>83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42">
            <text:p>84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59">
            <text:p>85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30">
            <text:p>83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36">
            <text:p>83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87">
            <text:p>88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876">
            <text:p>87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991">
            <text:p>99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830">
            <text:p>283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224">
            <text:p>222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842">
            <text:p>284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868">
            <text:p>286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917">
            <text:p>291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932">
            <text:p>293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943">
            <text:p>294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817">
            <text:p>281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233">
            <text:p>223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2257">
            <text:p>225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4238">
            <text:p>423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5592">
            <text:p>55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5503">
            <text:p>55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5447">
            <text:p>544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5501">
            <text:p>550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4229">
            <text:p>422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4253">
            <text:p>425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4283">
            <text:p>428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4259">
            <text:p>425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5499">
            <text:p>549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8868">
            <text:p>886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6763">
            <text:p>67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6790">
            <text:p>67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6802">
            <text:p>680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6800">
            <text:p>680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6826">
            <text:p>682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8992">
            <text:p>89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8984">
            <text:p>898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8885">
            <text:p>888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8834">
            <text:p>883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073">
            <text:p>1307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9870">
            <text:p>987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9895">
            <text:p>989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9889">
            <text:p>988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9932">
            <text:p>993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190">
            <text:p>131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106">
            <text:p>1310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056">
            <text:p>1305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083">
            <text:p>1308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3121">
            <text:p>1312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6219">
            <text:p>1621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05">
            <text:p>122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78">
            <text:p>1227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56">
            <text:p>1225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316">
            <text:p>1231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75">
            <text:p>1227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90">
            <text:p>122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350">
            <text:p>1235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315">
            <text:p>1231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12261">
            <text:p>1226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49">
            <text:p>1224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6303">
            <text:p>163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6257">
            <text:p>1625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6188">
            <text:p>1618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40">
            <text:p>1224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47">
            <text:p>1224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04">
            <text:p>1220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64">
            <text:p>1226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72">
            <text:p>1227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12244">
            <text:p>1224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2275">
            <text:p>1227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383">
            <text:p>1638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209">
            <text:p>1620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246">
            <text:p>1624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233">
            <text:p>1623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169">
            <text:p>1616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226">
            <text:p>1622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160">
            <text:p>1616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230">
            <text:p>1623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16191">
            <text:p>1619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170">
            <text:p>1617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2290">
            <text:p>122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424">
            <text:p>1642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198">
            <text:p>1619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231">
            <text:p>1623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069">
            <text:p>1606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217">
            <text:p>1621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253">
            <text:p>1625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219">
            <text:p>1621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16126">
            <text:p>1612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6259">
            <text:p>1625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300">
            <text:p>1230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277">
            <text:p>1227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321">
            <text:p>1232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315">
            <text:p>1231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289">
            <text:p>1228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284">
            <text:p>1228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274">
            <text:p>1227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316">
            <text:p>1231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12259">
            <text:p>1225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2303">
            <text:p>123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356">
            <text:p>1635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267">
            <text:p>1626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218">
            <text:p>1621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239">
            <text:p>1623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286">
            <text:p>1628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6107">
            <text:p>1610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2277">
            <text:p>1227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2303">
            <text:p>123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12322">
            <text:p>1232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2309">
            <text:p>1230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390">
            <text:p>163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54">
            <text:p>1625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80">
            <text:p>1628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83">
            <text:p>1628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97">
            <text:p>1629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97">
            <text:p>1629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405">
            <text:p>164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267">
            <text:p>1626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16349">
            <text:p>1634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293">
            <text:p>1629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2325">
            <text:p>1232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2392">
            <text:p>123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2440">
            <text:p>1244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2350">
            <text:p>1235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366">
            <text:p>1636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410">
            <text:p>1641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356">
            <text:p>1635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316">
            <text:p>1631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16341">
            <text:p>1634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365">
            <text:p>1636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2352">
            <text:p>1235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2405">
            <text:p>124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263">
            <text:p>162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307">
            <text:p>1630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404">
            <text:p>1640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394">
            <text:p>1639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335">
            <text:p>1633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270">
            <text:p>1627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16379">
            <text:p>1637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6246">
            <text:p>1624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558">
            <text:p>1255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36">
            <text:p>1243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382">
            <text:p>1238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12">
            <text:p>1241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11">
            <text:p>1241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54">
            <text:p>1245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67">
            <text:p>1246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03">
            <text:p>124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12420">
            <text:p>1242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16">
            <text:p>61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45">
            <text:p>64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65">
            <text:p>66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57">
            <text:p>6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91">
            <text:p>69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93">
            <text:p>69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720">
            <text:p>72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05">
            <text:p>60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00">
            <text:p>60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27">
            <text:p>62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10">
            <text:p>121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160">
            <text:p>116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18">
            <text:p>121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16">
            <text:p>121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15">
            <text:p>121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08">
            <text:p>120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03">
            <text:p>120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23">
            <text:p>122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643">
            <text:p>164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71">
            <text:p>147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2147">
            <text:p>21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98">
            <text:p>179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806">
            <text:p>180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81">
            <text:p>178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86">
            <text:p>178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2261">
            <text:p>226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2257">
            <text:p>22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2275">
            <text:p>227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66">
            <text:p>176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67">
            <text:p>176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472">
            <text:p>24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76">
            <text:p>29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14">
            <text:p>291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59">
            <text:p>295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51">
            <text:p>29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3034">
            <text:p>303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351">
            <text:p>23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345">
            <text:p>234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366">
            <text:p>236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354">
            <text:p>23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927">
            <text:p>292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722">
            <text:p>372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745">
            <text:p>374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972">
            <text:p>39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878">
            <text:p>287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937">
            <text:p>293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915">
            <text:p>291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898">
            <text:p>289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904">
            <text:p>290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924">
            <text:p>292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3168">
            <text:p>316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105">
            <text:p>410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72">
            <text:p>40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32">
            <text:p>403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46">
            <text:p>40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28">
            <text:p>402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33">
            <text:p>403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43">
            <text:p>404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58">
            <text:p>405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4077">
            <text:p>407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4037">
            <text:p>403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162">
            <text:p>3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144">
            <text:p>314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136">
            <text:p>313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904">
            <text:p>390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931">
            <text:p>393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4013">
            <text:p>401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4078">
            <text:p>407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4052">
            <text:p>405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4025">
            <text:p>402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811">
            <text:p>381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58">
            <text:p>315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49">
            <text:p>314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30">
            <text:p>313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54">
            <text:p>31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57">
            <text:p>31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35">
            <text:p>313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46">
            <text:p>31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72">
            <text:p>31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162">
            <text:p>3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66">
            <text:p>316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954">
            <text:p>39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91">
            <text:p>319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73">
            <text:p>317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76">
            <text:p>31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65">
            <text:p>316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76">
            <text:p>31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51">
            <text:p>31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87">
            <text:p>318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176">
            <text:p>31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162">
            <text:p>3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048">
            <text:p>404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003">
            <text:p>400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950">
            <text:p>395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046">
            <text:p>40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966">
            <text:p>396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058">
            <text:p>405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068">
            <text:p>406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862">
            <text:p>38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4109">
            <text:p>410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4089">
            <text:p>408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214">
            <text:p>321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201">
            <text:p>320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184">
            <text:p>318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199">
            <text:p>319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195">
            <text:p>319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200">
            <text:p>320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4085">
            <text:p>408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4093">
            <text:p>409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4056">
            <text:p>405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4119">
            <text:p>411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06">
            <text:p>320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199">
            <text:p>319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12">
            <text:p>321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04">
            <text:p>320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548">
            <text:p>354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10">
            <text:p>321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39">
            <text:p>323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215">
            <text:p>321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197">
            <text:p>319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49">
            <text:p>324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4118">
            <text:p>411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4170">
            <text:p>417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4190">
            <text:p>419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162">
            <text:p>3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53">
            <text:p>325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34">
            <text:p>323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02">
            <text:p>320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46">
            <text:p>32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216">
            <text:p>321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47">
            <text:p>32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4229">
            <text:p>422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19">
            <text:p>321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61">
            <text:p>326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55">
            <text:p>325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47">
            <text:p>32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61">
            <text:p>326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79">
            <text:p>327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47">
            <text:p>32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259">
            <text:p>325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257">
            <text:p>32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29">
            <text:p>412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59">
            <text:p>415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76">
            <text:p>41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98">
            <text:p>419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076">
            <text:p>40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37">
            <text:p>413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134">
            <text:p>413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204">
            <text:p>420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4231">
            <text:p>423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974">
            <text:p>197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480">
            <text:p>148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502">
            <text:p>150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505">
            <text:p>150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497">
            <text:p>149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539">
            <text:p>153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523">
            <text:p>152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904">
            <text:p>190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897">
            <text:p>189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929">
            <text:p>192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6364">
            <text:p>636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794">
            <text:p>479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799">
            <text:p>479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852">
            <text:p>485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823">
            <text:p>482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5018">
            <text:p>501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816">
            <text:p>481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6274">
            <text:p>627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811">
            <text:p>481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835">
            <text:p>483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157">
            <text:p>1315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9876">
            <text:p>987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9942">
            <text:p>994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165">
            <text:p>1316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2975">
            <text:p>1297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141">
            <text:p>1314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169">
            <text:p>1316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141">
            <text:p>1314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094">
            <text:p>1309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13096">
            <text:p>1309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22295">
            <text:p>2229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816">
            <text:p>1681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89">
            <text:p>1678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79">
            <text:p>1677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80">
            <text:p>1678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865">
            <text:p>1686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79">
            <text:p>1677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61">
            <text:p>1676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792">
            <text:p>1679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6830">
            <text:p>1683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406">
            <text:p>2540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33787">
            <text:p>3378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33730">
            <text:p>3373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428">
            <text:p>2542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431">
            <text:p>2543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341">
            <text:p>2534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426">
            <text:p>2542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455">
            <text:p>2545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378">
            <text:p>2537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25367">
            <text:p>2536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651">
            <text:p>4265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31931">
            <text:p>3193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31913">
            <text:p>3191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294">
            <text:p>4229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514">
            <text:p>4251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466">
            <text:p>4246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381">
            <text:p>4238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657">
            <text:p>4265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440">
            <text:p>4244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42494">
            <text:p>4249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344">
            <text:p>4234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32051">
            <text:p>3205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32395">
            <text:p>3239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31964">
            <text:p>3196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496">
            <text:p>4249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454">
            <text:p>4245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534">
            <text:p>4253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446">
            <text:p>4244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618">
            <text:p>4261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42416">
            <text:p>4241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7881">
            <text:p>3788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42715">
            <text:p>4271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42595">
            <text:p>4259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42465">
            <text:p>4246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42647">
            <text:p>4264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2054">
            <text:p>3205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1921">
            <text:p>3192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2048">
            <text:p>3204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2077">
            <text:p>3207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32067">
            <text:p>3206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32067">
            <text:p>3206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665">
            <text:p>4266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850">
            <text:p>4285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417">
            <text:p>4241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535">
            <text:p>4253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480">
            <text:p>4248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452">
            <text:p>4245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722">
            <text:p>4272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499">
            <text:p>4249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42496">
            <text:p>4249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42573">
            <text:p>4257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32073">
            <text:p>3207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31951">
            <text:p>3195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32018">
            <text:p>3201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31987">
            <text:p>3198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31957">
            <text:p>3195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42714">
            <text:p>4271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42671">
            <text:p>4267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42538">
            <text:p>4253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42649">
            <text:p>4264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42623">
            <text:p>4262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1998">
            <text:p>3199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123">
            <text:p>3212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1969">
            <text:p>3196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132">
            <text:p>3213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102">
            <text:p>3210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083">
            <text:p>3208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1978">
            <text:p>3197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116">
            <text:p>3211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32000">
            <text:p>3200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32149">
            <text:p>3214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764">
            <text:p>4276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573">
            <text:p>4257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405">
            <text:p>4240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472">
            <text:p>4247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479">
            <text:p>4247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473">
            <text:p>4247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596">
            <text:p>4259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427">
            <text:p>4242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42675">
            <text:p>4267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605">
            <text:p>42605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32013">
            <text:p>3201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32212">
            <text:p>3221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3299">
            <text:p>4329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614">
            <text:p>4261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628">
            <text:p>4262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598">
            <text:p>4259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552">
            <text:p>4255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734">
            <text:p>4273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42699">
            <text:p>4269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42634">
            <text:p>42634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053">
            <text:p>3205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088">
            <text:p>3208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253">
            <text:p>32253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189">
            <text:p>3218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080">
            <text:p>3208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32052">
            <text:p>32052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42661">
            <text:p>4266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42461">
            <text:p>42461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42540">
            <text:p>4254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41287">
            <text:p>4128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188">
            <text:p>32188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200">
            <text:p>3220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42267">
            <text:p>42267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040">
            <text:p>3204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106">
            <text:p>3210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060">
            <text:p>32060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32216">
            <text:p>32216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42609">
            <text:p>42609</text:p>
          </table:table-cell>
        </table:table-row>
        <table:table-row table:style-name="ro2">
          <table:table-cell table:style-name="ce4" office:value-type="string">
            <text:p>x64</text:p>
          </table:table-cell>
          <table:table-cell table:style-name="ce4"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42624">
            <text:p>4262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27">
            <text:p>62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708">
            <text:p>70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572">
            <text:p>57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81">
            <text:p>68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55">
            <text:p>65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38">
            <text:p>63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580">
            <text:p>58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36">
            <text:p>63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31">
            <text:p>63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622">
            <text:p>62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19">
            <text:p>121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58">
            <text:p>145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01">
            <text:p>140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31">
            <text:p>143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61">
            <text:p>146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53">
            <text:p>145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150">
            <text:p>115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455">
            <text:p>145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1175">
            <text:p>117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76">
            <text:p>177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2206">
            <text:p>220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39">
            <text:p>173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56">
            <text:p>175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85">
            <text:p>178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65">
            <text:p>176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79">
            <text:p>177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61">
            <text:p>176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58">
            <text:p>175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1792">
            <text:p>179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323">
            <text:p>232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19">
            <text:p>291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67">
            <text:p>296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895">
            <text:p>289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797">
            <text:p>279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693">
            <text:p>269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866">
            <text:p>286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08">
            <text:p>290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51">
            <text:p>295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2929">
            <text:p>292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721">
            <text:p>372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873">
            <text:p>287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872">
            <text:p>287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627">
            <text:p>362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660">
            <text:p>366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675">
            <text:p>367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718">
            <text:p>371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451">
            <text:p>345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3592">
            <text:p>359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2859">
            <text:p>285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18">
            <text:p>291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3764">
            <text:p>376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885">
            <text:p>288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41">
            <text:p>294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26">
            <text:p>292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13">
            <text:p>291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62">
            <text:p>296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39">
            <text:p>293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3004">
            <text:p>300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2917">
            <text:p>291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70">
            <text:p>287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570">
            <text:p>357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3571">
            <text:p>357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51">
            <text:p>285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81">
            <text:p>288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58">
            <text:p>285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62">
            <text:p>286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85">
            <text:p>288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54">
            <text:p>285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2888">
            <text:p>288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708">
            <text:p>370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2867">
            <text:p>286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2859">
            <text:p>285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2874">
            <text:p>287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2875">
            <text:p>287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636">
            <text:p>363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643">
            <text:p>364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563">
            <text:p>356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449">
            <text:p>344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3632">
            <text:p>363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3675">
            <text:p>367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80">
            <text:p>288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917">
            <text:p>291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96">
            <text:p>289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77">
            <text:p>287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98">
            <text:p>289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93">
            <text:p>289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91">
            <text:p>289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879">
            <text:p>287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2950">
            <text:p>295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2901">
            <text:p>290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725">
            <text:p>372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622">
            <text:p>362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781">
            <text:p>378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726">
            <text:p>372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3811">
            <text:p>381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2898">
            <text:p>289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2900">
            <text:p>290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2892">
            <text:p>289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2886">
            <text:p>288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2919">
            <text:p>291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572">
            <text:p>357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677">
            <text:p>367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594">
            <text:p>359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499">
            <text:p>349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705">
            <text:p>370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652">
            <text:p>365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730">
            <text:p>373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721">
            <text:p>372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3642">
            <text:p>364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3724">
            <text:p>372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17">
            <text:p>291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50">
            <text:p>295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52">
            <text:p>295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36">
            <text:p>293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32">
            <text:p>293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86">
            <text:p>298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26">
            <text:p>292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28">
            <text:p>292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2922">
            <text:p>292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58">
            <text:p>295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3778">
            <text:p>3778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02">
            <text:p>290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41">
            <text:p>294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53">
            <text:p>295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31">
            <text:p>293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42">
            <text:p>294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42">
            <text:p>294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74">
            <text:p>297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2924">
            <text:p>292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2966">
            <text:p>296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761">
            <text:p>3761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807">
            <text:p>380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796">
            <text:p>379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795">
            <text:p>379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3776">
            <text:p>3776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2949">
            <text:p>294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2962">
            <text:p>296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2985">
            <text:p>298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2954">
            <text:p>295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007">
            <text:p>300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763">
            <text:p>376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745">
            <text:p>3745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2983">
            <text:p>2983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767">
            <text:p>3767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842">
            <text:p>3842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834">
            <text:p>3834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2980">
            <text:p>2980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2979">
            <text:p>2979</text:p>
          </table:table-cell>
        </table:table-row>
        <table:table-row table:style-name="ro3">
          <table:table-cell table:style-name="ce4" office:value-type="string">
            <text:p>x64</text:p>
          </table:table-cell>
          <table:table-cell table:style-name="ce4"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3004">
            <text:p>3004</text:p>
          </table:table-cell>
        </table:table-row>
        <table:table-row table:style-name="ro2" table:number-rows-repeated="104797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Laptop - raw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3">
          <table:table-cell table:style-name="ce3" office:value-type="string">
            <text:p>Architecture</text:p>
          </table:table-cell>
          <table:table-cell table:style-name="ce3" office:value-type="string">
            <text:p>Implementation</text:p>
          </table:table-cell>
          <table:table-cell table:style-name="ce2" office:value-type="string">
            <text:p>Buffer size</text:p>
          </table:table-cell>
          <table:table-cell table:style-name="ce2" office:value-type="string">
            <text:p>Time to simulate 1800 frames [ms]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91">
            <text:p>169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7">
            <text:p>168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92">
            <text:p>16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5">
            <text:p>168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6">
            <text:p>168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94">
            <text:p>169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6">
            <text:p>168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5">
            <text:p>168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7">
            <text:p>168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">
            <text:p>2000</text:p>
          </table:table-cell>
          <table:table-cell office:value-type="float" office:value="1686">
            <text:p>168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47">
            <text:p>434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41">
            <text:p>434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55">
            <text:p>435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50">
            <text:p>435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62">
            <text:p>436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58">
            <text:p>435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41">
            <text:p>434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53">
            <text:p>435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57">
            <text:p>435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4000">
            <text:p>4000</text:p>
          </table:table-cell>
          <table:table-cell office:value-type="float" office:value="4385">
            <text:p>438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72">
            <text:p>797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83">
            <text:p>798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73">
            <text:p>797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86">
            <text:p>798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69">
            <text:p>796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84">
            <text:p>798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81">
            <text:p>798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78">
            <text:p>797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90">
            <text:p>79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6000">
            <text:p>6000</text:p>
          </table:table-cell>
          <table:table-cell office:value-type="float" office:value="7980">
            <text:p>798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38">
            <text:p>1263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36">
            <text:p>1263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63">
            <text:p>126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03">
            <text:p>126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575">
            <text:p>1257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21">
            <text:p>1262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12">
            <text:p>1261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20">
            <text:p>1262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10">
            <text:p>1261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8000">
            <text:p>8000</text:p>
          </table:table-cell>
          <table:table-cell office:value-type="float" office:value="12660">
            <text:p>1266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322">
            <text:p>1832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429">
            <text:p>1842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255">
            <text:p>1825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382">
            <text:p>1838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266">
            <text:p>1826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390">
            <text:p>1839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263">
            <text:p>182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422">
            <text:p>1842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310">
            <text:p>1831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0000">
            <text:p>10000</text:p>
          </table:table-cell>
          <table:table-cell office:value-type="float" office:value="18405">
            <text:p>184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719">
            <text:p>2271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666">
            <text:p>2266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738">
            <text:p>2273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3169">
            <text:p>2316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720">
            <text:p>2272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671">
            <text:p>2267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680">
            <text:p>2268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650">
            <text:p>2265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700">
            <text:p>2270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2000">
            <text:p>12000</text:p>
          </table:table-cell>
          <table:table-cell office:value-type="float" office:value="22647">
            <text:p>2264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870">
            <text:p>2287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906">
            <text:p>2290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910">
            <text:p>2291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757">
            <text:p>2275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3065">
            <text:p>2306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755">
            <text:p>2275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861">
            <text:p>2286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781">
            <text:p>2278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866">
            <text:p>2286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4000">
            <text:p>14000</text:p>
          </table:table-cell>
          <table:table-cell office:value-type="float" office:value="22764">
            <text:p>2276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153">
            <text:p>2315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002">
            <text:p>2300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137">
            <text:p>2313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2972">
            <text:p>2297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129">
            <text:p>2312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006">
            <text:p>2300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119">
            <text:p>2311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002">
            <text:p>2300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3162">
            <text:p>2316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6000">
            <text:p>16000</text:p>
          </table:table-cell>
          <table:table-cell office:value-type="float" office:value="22992">
            <text:p>229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339">
            <text:p>2333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121">
            <text:p>2312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326">
            <text:p>2332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163">
            <text:p>2316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312">
            <text:p>2331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117">
            <text:p>2311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314">
            <text:p>2331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145">
            <text:p>2314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314">
            <text:p>2331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18000">
            <text:p>18000</text:p>
          </table:table-cell>
          <table:table-cell office:value-type="float" office:value="23199">
            <text:p>2319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488">
            <text:p>2348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321">
            <text:p>23321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506">
            <text:p>2350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310">
            <text:p>2331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497">
            <text:p>2349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423">
            <text:p>2342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495">
            <text:p>2349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339">
            <text:p>2333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462">
            <text:p>2346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0000">
            <text:p>20000</text:p>
          </table:table-cell>
          <table:table-cell office:value-type="float" office:value="23334">
            <text:p>2333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656">
            <text:p>2365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529">
            <text:p>2352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632">
            <text:p>2363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549">
            <text:p>2354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596">
            <text:p>2359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566">
            <text:p>2356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612">
            <text:p>2361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707">
            <text:p>2370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640">
            <text:p>2364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2000">
            <text:p>22000</text:p>
          </table:table-cell>
          <table:table-cell office:value-type="float" office:value="23536">
            <text:p>2353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845">
            <text:p>2384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25">
            <text:p>2372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805">
            <text:p>238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43">
            <text:p>2374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804">
            <text:p>2380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692">
            <text:p>236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89">
            <text:p>2378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16">
            <text:p>2371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95">
            <text:p>2379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4000">
            <text:p>24000</text:p>
          </table:table-cell>
          <table:table-cell office:value-type="float" office:value="23704">
            <text:p>2370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88">
            <text:p>2398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05">
            <text:p>239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75">
            <text:p>2397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899">
            <text:p>2389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87">
            <text:p>23987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42">
            <text:p>2394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54">
            <text:p>2395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05">
            <text:p>239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3954">
            <text:p>2395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6000">
            <text:p>26000</text:p>
          </table:table-cell>
          <table:table-cell office:value-type="float" office:value="24092">
            <text:p>2409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126">
            <text:p>24126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708">
            <text:p>24708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152">
            <text:p>2415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032">
            <text:p>2403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104">
            <text:p>24104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070">
            <text:p>24070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115">
            <text:p>2411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043">
            <text:p>2404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132">
            <text:p>2413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28000">
            <text:p>28000</text:p>
          </table:table-cell>
          <table:table-cell office:value-type="float" office:value="24089">
            <text:p>2408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303">
            <text:p>2430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173">
            <text:p>2417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302">
            <text:p>2430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533">
            <text:p>2453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323">
            <text:p>24323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202">
            <text:p>24202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705">
            <text:p>2470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079">
            <text:p>24079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225">
            <text:p>24225</text:p>
          </table:table-cell>
        </table:table-row>
        <table:table-row table:style-name="ro2">
          <table:table-cell table:style-name="ce4" office:value-type="string">
            <text:p>x86</text:p>
          </table:table-cell>
          <table:table-cell office:value-type="string">
            <text:p>C++</text:p>
          </table:table-cell>
          <table:table-cell office:value-type="float" office:value="30000">
            <text:p>30000</text:p>
          </table:table-cell>
          <table:table-cell office:value-type="float" office:value="24134">
            <text:p>2413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1">
            <text:p>122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1">
            <text:p>122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2">
            <text:p>122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1">
            <text:p>122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7">
            <text:p>122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19">
            <text:p>121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18">
            <text:p>121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0">
            <text:p>122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">
            <text:p>2000</text:p>
          </table:table-cell>
          <table:table-cell office:value-type="float" office:value="1221">
            <text:p>122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36">
            <text:p>243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36">
            <text:p>243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44">
            <text:p>244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47">
            <text:p>24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53">
            <text:p>245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51">
            <text:p>24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42">
            <text:p>244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46">
            <text:p>24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43">
            <text:p>244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4000">
            <text:p>4000</text:p>
          </table:table-cell>
          <table:table-cell office:value-type="float" office:value="2457">
            <text:p>24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74">
            <text:p>367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63">
            <text:p>366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53">
            <text:p>365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72">
            <text:p>36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51">
            <text:p>36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69">
            <text:p>366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62">
            <text:p>36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53">
            <text:p>365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701">
            <text:p>370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6000">
            <text:p>6000</text:p>
          </table:table-cell>
          <table:table-cell office:value-type="float" office:value="3665">
            <text:p>366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55">
            <text:p>495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82">
            <text:p>498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5002">
            <text:p>500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17">
            <text:p>491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07">
            <text:p>490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49">
            <text:p>494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47">
            <text:p>49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33">
            <text:p>493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23">
            <text:p>492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8000">
            <text:p>8000</text:p>
          </table:table-cell>
          <table:table-cell office:value-type="float" office:value="4957">
            <text:p>495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317">
            <text:p>631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313">
            <text:p>631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301">
            <text:p>630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307">
            <text:p>630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290">
            <text:p>629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271">
            <text:p>627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261">
            <text:p>626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317">
            <text:p>631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298">
            <text:p>629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0000">
            <text:p>10000</text:p>
          </table:table-cell>
          <table:table-cell office:value-type="float" office:value="6298">
            <text:p>629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61">
            <text:p>676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74">
            <text:p>677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40">
            <text:p>674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68">
            <text:p>676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46">
            <text:p>67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47">
            <text:p>67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41">
            <text:p>674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67">
            <text:p>676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66">
            <text:p>676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2000">
            <text:p>12000</text:p>
          </table:table-cell>
          <table:table-cell office:value-type="float" office:value="6742">
            <text:p>674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60">
            <text:p>686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55">
            <text:p>685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29">
            <text:p>682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36">
            <text:p>683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41">
            <text:p>684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79">
            <text:p>687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68">
            <text:p>686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21">
            <text:p>682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24">
            <text:p>682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4000">
            <text:p>14000</text:p>
          </table:table-cell>
          <table:table-cell office:value-type="float" office:value="6817">
            <text:p>681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6985">
            <text:p>698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29">
            <text:p>702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6976">
            <text:p>697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6993">
            <text:p>699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01">
            <text:p>700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44">
            <text:p>704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6987">
            <text:p>698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39">
            <text:p>703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95">
            <text:p>709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6000">
            <text:p>16000</text:p>
          </table:table-cell>
          <table:table-cell office:value-type="float" office:value="7010">
            <text:p>701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62">
            <text:p>7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54">
            <text:p>71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96">
            <text:p>719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51">
            <text:p>71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62">
            <text:p>71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99">
            <text:p>719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54">
            <text:p>71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53">
            <text:p>715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288">
            <text:p>728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18000">
            <text:p>18000</text:p>
          </table:table-cell>
          <table:table-cell office:value-type="float" office:value="7195">
            <text:p>719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35">
            <text:p>733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71">
            <text:p>737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59">
            <text:p>735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63">
            <text:p>736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46">
            <text:p>73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40">
            <text:p>734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32">
            <text:p>733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56">
            <text:p>735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27">
            <text:p>732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0000">
            <text:p>20000</text:p>
          </table:table-cell>
          <table:table-cell office:value-type="float" office:value="7333">
            <text:p>733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500">
            <text:p>750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529">
            <text:p>752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92">
            <text:p>749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86">
            <text:p>748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99">
            <text:p>749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534">
            <text:p>753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90">
            <text:p>749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540">
            <text:p>754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83">
            <text:p>748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2000">
            <text:p>22000</text:p>
          </table:table-cell>
          <table:table-cell office:value-type="float" office:value="7481">
            <text:p>748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62">
            <text:p>766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56">
            <text:p>765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46">
            <text:p>7646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42">
            <text:p>764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47">
            <text:p>76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44">
            <text:p>764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54">
            <text:p>76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60">
            <text:p>766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43">
            <text:p>764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4000">
            <text:p>24000</text:p>
          </table:table-cell>
          <table:table-cell office:value-type="float" office:value="7654">
            <text:p>765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30">
            <text:p>783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40">
            <text:p>784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30">
            <text:p>783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24">
            <text:p>7824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30">
            <text:p>783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48">
            <text:p>784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09">
            <text:p>780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09">
            <text:p>780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25">
            <text:p>782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6000">
            <text:p>26000</text:p>
          </table:table-cell>
          <table:table-cell office:value-type="float" office:value="7851">
            <text:p>78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82">
            <text:p>798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67">
            <text:p>796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82">
            <text:p>798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8008">
            <text:p>800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75">
            <text:p>7975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67">
            <text:p>796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78">
            <text:p>7978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72">
            <text:p>7972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91">
            <text:p>799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28000">
            <text:p>28000</text:p>
          </table:table-cell>
          <table:table-cell office:value-type="float" office:value="7977">
            <text:p>797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51">
            <text:p>8151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37">
            <text:p>813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47">
            <text:p>814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40">
            <text:p>814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89">
            <text:p>8189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167">
            <text:p>8167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093">
            <text:p>809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083">
            <text:p>8083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090">
            <text:p>8090</text:p>
          </table:table-cell>
        </table:table-row>
        <table:table-row table:style-name="ro3">
          <table:table-cell table:style-name="ce4" office:value-type="string">
            <text:p>x86</text:p>
          </table:table-cell>
          <table:table-cell office:value-type="string">
            <text:p>Assembly</text:p>
          </table:table-cell>
          <table:table-cell office:value-type="float" office:value="30000">
            <text:p>30000</text:p>
          </table:table-cell>
          <table:table-cell office:value-type="float" office:value="8081">
            <text:p>8081</text:p>
          </table:table-cell>
        </table:table-row>
        <table:table-row table:style-name="ro2" table:number-rows-repeated="104827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2" table:target-range-address="'Desktop - raw'.A1:'Desktop - raw'.D601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3" table:target-range-address="'Laptop - raw'.A1:'Laptop - raw'.D301">
          <table:sort>
            <table:sort-by table:field-number="0" table:order="descending" table:data-type="automatic"/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5T17:30:12</dc:date>
    <meta:generator>LibreOffice/3.5$Linux_X86_64 LibreOffice_project/350m1$Build-2</meta:generator>
    <meta:editing-duration>PT39M14S</meta:editing-duration>
    <meta:editing-cycles>8</meta:editing-cycles>
    <dc:creator>Leszek Godlewski</dc:creator>
    <meta:document-statistic meta:table-count="4" meta:cell-count="39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2000" chart:maximum="30000" chart:interval-major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82cm" svg:height="13.84cm" xlink:href=".." xlink:type="simple" chart:class="chart:scatter" chart:style-name="ch1">
        <chart:legend chart:legend-position="end" svg:x="16.831cm" svg:y="5.376cm" style:legend-expansion="high" chart:style-name="ch2"/>
        <chart:plot-area chart:style-name="ch3" table:cell-range-address="Averages.A3:Averages.A32 Averages.B3:Averages.C17 Averages.C18:Averages.C32 Averages.A36:Averages.A36 Averages.C36:Averages.C65 Averages.A51:Averages.A51 Averages.F3:Averages.F3 Averages.H3:Averages.H32 Averages.F18:Averages.F18" chart:data-source-has-labels="both" svg:x="1.458cm" svg:y="1.239cm" svg:width="14.479cm" svg:height="11.344cm">
          <chartooo:coordinate-region svg:x="2.635cm" svg:y="1.438cm" svg:width="12.837cm" svg:height="10.1cm"/>
          <chart:axis chart:dimension="x" chart:name="primary-x" chart:style-name="ch4" chartooo:axis-type="auto">
            <chart:title svg:x="7.886cm" svg:y="12.859cm" chart:style-name="ch5">
              <text:p>Buffer size</text:p>
            </chart:title>
            <chart:categories table:cell-range-address="Averages.A3:Averages.A32"/>
            <chart:grid chart:style-name="ch6" chart:class="major"/>
          </chart:axis>
          <chart:axis chart:dimension="y" chart:name="primary-y" chart:style-name="ch7">
            <chart:title svg:x="0.451cm" svg:y="8.516cm" chart:style-name="ch8">
              <text:p>Processing time [ms]</text:p>
            </chart:title>
            <chart:grid chart:style-name="ch6" chart:class="major"/>
          </chart:axis>
          <chart:series chart:style-name="ch9" chart:values-cell-range-address="Averages.C3:Averages.C17" chart:label-cell-address="Averages.A3:Averages.A3" chart:class="chart:scatter">
            <chart:domain table:cell-range-address="Averages.B3:Averages.B17"/>
            <chart:data-point chart:repeated="15"/>
          </chart:series>
          <chart:series chart:style-name="ch10" chart:values-cell-range-address="Averages.C18:Averages.C32" chart:label-cell-address="Averages.A18:Averages.A18" chart:class="chart:scatter">
            <chart:domain table:cell-range-address="Averages.B18:Averages.B32"/>
            <chart:data-point chart:repeated="15"/>
          </chart:series>
          <chart:series chart:style-name="ch11" chart:values-cell-range-address="Averages.C36:Averages.C50" chart:label-cell-address="Averages.A36:Averages.A36" chart:class="chart:scatter">
            <chart:domain table:cell-range-address="Averages.B36:Averages.B50"/>
            <chart:data-point chart:repeated="15"/>
          </chart:series>
          <chart:series chart:style-name="ch12" chart:values-cell-range-address="Averages.C51:Averages.C65" chart:label-cell-address="Averages.A51:Averages.A51" chart:class="chart:scatter">
            <chart:domain table:cell-range-address="Averages.B51:Averages.B65"/>
            <chart:data-point chart:repeated="15"/>
          </chart:series>
          <chart:series chart:style-name="ch13" chart:values-cell-range-address="Averages.H3:Averages.H17" chart:label-cell-address="Averages.F3:Averages.F3" chart:class="chart:scatter">
            <chart:domain table:cell-range-address="Averages.G3:Averages.G17"/>
            <chart:data-point chart:repeated="15"/>
          </chart:series>
          <chart:series chart:style-name="ch14" chart:values-cell-range-address="Averages.H18:Averages.H32" chart:label-cell-address="Averages.F18:Averages.F18" chart:class="chart:scatter">
            <chart:domain table:cell-range-address="Averages.G18:Averages.G32"/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Desktop, x86, C++</text:p>
                <draw:g>
                  <svg:desc>Averages.A3:Averages.A3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Desktop, x86, assembly</text:p>
                <draw:g>
                  <svg:desc>Averages.A18:Averages.A18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Desktop, x86-64, C++</text:p>
                <draw:g>
                  <svg:desc>Averages.A36:Averages.A36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Desktop, x86-64, assembly</text:p>
                <draw:g>
                  <svg:desc>Averages.A51:Averages.A51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Laptop, x86, C++</text:p>
                <draw:g>
                  <svg:desc>Averages.F3:Averages.F3</svg:desc>
                </draw:g>
              </table:table-cell>
              <table:table-cell office:value-type="string">
                <text:p>Kolumna G</text:p>
              </table:table-cell>
              <table:table-cell office:value-type="string">
                <text:p>Laptop, x86, assembly</text:p>
                <draw:g>
                  <svg:desc>Averages.F18:Averages.F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sktop, x86, C++</text:p>
                <draw:g>
                  <svg:desc>Averages.A3:Averages.A32</svg:desc>
                </draw:g>
              </table:table-cell>
              <table:table-cell office:value-type="float" office:value="2000">
                <text:p>2000</text:p>
                <draw:g>
                  <svg:desc>Averages.B3:Averages.B17</svg:desc>
                </draw:g>
              </table:table-cell>
              <table:table-cell office:value-type="float" office:value="863.7">
                <text:p>863.7</text:p>
                <draw:g>
                  <svg:desc>Averages.C3:Averages.C17</svg:desc>
                </draw:g>
              </table:table-cell>
              <table:table-cell office:value-type="float" office:value="2000">
                <text:p>2000</text:p>
                <draw:g>
                  <svg:desc>Averages.B18:Averages.B32</svg:desc>
                </draw:g>
              </table:table-cell>
              <table:table-cell office:value-type="float" office:value="651.9">
                <text:p>651.9</text:p>
                <draw:g>
                  <svg:desc>Averages.C18:Averages.C32</svg:desc>
                </draw:g>
              </table:table-cell>
              <table:table-cell office:value-type="float" office:value="2000">
                <text:p>2000</text:p>
                <draw:g>
                  <svg:desc>Averages.B36:Averages.B50</svg:desc>
                </draw:g>
              </table:table-cell>
              <table:table-cell office:value-type="float" office:value="1675">
                <text:p>1675</text:p>
                <draw:g>
                  <svg:desc>Averages.C36:Averages.C50</svg:desc>
                </draw:g>
              </table:table-cell>
              <table:table-cell office:value-type="float" office:value="2000">
                <text:p>2000</text:p>
                <draw:g>
                  <svg:desc>Averages.B51:Averages.B65</svg:desc>
                </draw:g>
              </table:table-cell>
              <table:table-cell office:value-type="float" office:value="635">
                <text:p>635</text:p>
                <draw:g>
                  <svg:desc>Averages.C51:Averages.C65</svg:desc>
                </draw:g>
              </table:table-cell>
              <table:table-cell office:value-type="float" office:value="2000">
                <text:p>2000</text:p>
                <draw:g>
                  <svg:desc>Averages.G3:Averages.G17</svg:desc>
                </draw:g>
              </table:table-cell>
              <table:table-cell office:value-type="float" office:value="1687.9">
                <text:p>1687.9</text:p>
                <draw:g>
                  <svg:desc>Averages.H3:Averages.H17</svg:desc>
                </draw:g>
              </table:table-cell>
              <table:table-cell office:value-type="float" office:value="2000">
                <text:p>2000</text:p>
                <draw:g>
                  <svg:desc>Averages.G18:Averages.G32</svg:desc>
                </draw:g>
              </table:table-cell>
              <table:table-cell office:value-type="float" office:value="1221">
                <text:p>1221</text:p>
                <draw:g>
                  <svg:desc>Averages.H18:Averages.H32</svg:desc>
                </draw:g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4000">
                <text:p>4000</text:p>
              </table:table-cell>
              <table:table-cell office:value-type="float" office:value="2686.3">
                <text:p>2686.3</text:p>
              </table:table-cell>
              <table:table-cell office:value-type="float" office:value="4000">
                <text:p>4000</text:p>
              </table:table-cell>
              <table:table-cell office:value-type="float" office:value="1276.7">
                <text:p>1276.7</text:p>
              </table:table-cell>
              <table:table-cell office:value-type="float" office:value="4000">
                <text:p>4000</text:p>
              </table:table-cell>
              <table:table-cell office:value-type="float" office:value="5138.6">
                <text:p>5138.6</text:p>
              </table:table-cell>
              <table:table-cell office:value-type="float" office:value="4000">
                <text:p>4000</text:p>
              </table:table-cell>
              <table:table-cell office:value-type="float" office:value="1343.2">
                <text:p>1343.2</text:p>
              </table:table-cell>
              <table:table-cell office:value-type="float" office:value="4000">
                <text:p>4000</text:p>
              </table:table-cell>
              <table:table-cell office:value-type="float" office:value="4354.9">
                <text:p>4354.9</text:p>
              </table:table-cell>
              <table:table-cell office:value-type="float" office:value="4000">
                <text:p>4000</text:p>
              </table:table-cell>
              <table:table-cell office:value-type="float" office:value="2445.5">
                <text:p>2445.5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6000">
                <text:p>6000</text:p>
              </table:table-cell>
              <table:table-cell office:value-type="float" office:value="4880.4">
                <text:p>4880.4</text:p>
              </table:table-cell>
              <table:table-cell office:value-type="float" office:value="6000">
                <text:p>6000</text:p>
              </table:table-cell>
              <table:table-cell office:value-type="float" office:value="1964.4">
                <text:p>1964.4</text:p>
              </table:table-cell>
              <table:table-cell office:value-type="float" office:value="6000">
                <text:p>6000</text:p>
              </table:table-cell>
              <table:table-cell office:value-type="float" office:value="12475.6">
                <text:p>12475.6</text:p>
              </table:table-cell>
              <table:table-cell office:value-type="float" office:value="6000">
                <text:p>6000</text:p>
              </table:table-cell>
              <table:table-cell office:value-type="float" office:value="1811.7">
                <text:p>1811.7</text:p>
              </table:table-cell>
              <table:table-cell office:value-type="float" office:value="6000">
                <text:p>6000</text:p>
              </table:table-cell>
              <table:table-cell office:value-type="float" office:value="7979.6">
                <text:p>7979.6</text:p>
              </table:table-cell>
              <table:table-cell office:value-type="float" office:value="6000">
                <text:p>6000</text:p>
              </table:table-cell>
              <table:table-cell office:value-type="float" office:value="3666.3">
                <text:p>3666.3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8000">
                <text:p>8000</text:p>
              </table:table-cell>
              <table:table-cell office:value-type="float" office:value="7854.4">
                <text:p>7854.4</text:p>
              </table:table-cell>
              <table:table-cell office:value-type="float" office:value="8000">
                <text:p>8000</text:p>
              </table:table-cell>
              <table:table-cell office:value-type="float" office:value="2672.2">
                <text:p>2672.2</text:p>
              </table:table-cell>
              <table:table-cell office:value-type="float" office:value="8000">
                <text:p>8000</text:p>
              </table:table-cell>
              <table:table-cell office:value-type="float" office:value="17348.6">
                <text:p>17348.6</text:p>
              </table:table-cell>
              <table:table-cell office:value-type="float" office:value="8000">
                <text:p>8000</text:p>
              </table:table-cell>
              <table:table-cell office:value-type="float" office:value="2824.8">
                <text:p>2824.8</text:p>
              </table:table-cell>
              <table:table-cell office:value-type="float" office:value="8000">
                <text:p>8000</text:p>
              </table:table-cell>
              <table:table-cell office:value-type="float" office:value="12623.8">
                <text:p>12623.8</text:p>
              </table:table-cell>
              <table:table-cell office:value-type="float" office:value="8000">
                <text:p>8000</text:p>
              </table:table-cell>
              <table:table-cell office:value-type="float" office:value="4947.2">
                <text:p>4947.2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10000">
                <text:p>10000</text:p>
              </table:table-cell>
              <table:table-cell office:value-type="float" office:value="11821.5">
                <text:p>11821.5</text:p>
              </table:table-cell>
              <table:table-cell office:value-type="float" office:value="10000">
                <text:p>10000</text:p>
              </table:table-cell>
              <table:table-cell office:value-type="float" office:value="3182.2">
                <text:p>3182.2</text:p>
              </table:table-cell>
              <table:table-cell office:value-type="float" office:value="10000">
                <text:p>10000</text:p>
              </table:table-cell>
              <table:table-cell office:value-type="float" office:value="27074.9">
                <text:p>27074.9</text:p>
              </table:table-cell>
              <table:table-cell office:value-type="float" office:value="10000">
                <text:p>10000</text:p>
              </table:table-cell>
              <table:table-cell office:value-type="float" office:value="3404.8">
                <text:p>3404.8</text:p>
              </table:table-cell>
              <table:table-cell office:value-type="float" office:value="10000">
                <text:p>10000</text:p>
              </table:table-cell>
              <table:table-cell office:value-type="float" office:value="18344.4">
                <text:p>18344.4</text:p>
              </table:table-cell>
              <table:table-cell office:value-type="float" office:value="10000">
                <text:p>10000</text:p>
              </table:table-cell>
              <table:table-cell office:value-type="float" office:value="6297.3">
                <text:p>6297.3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12000">
                <text:p>12000</text:p>
              </table:table-cell>
              <table:table-cell office:value-type="float" office:value="12676.5">
                <text:p>12676.5</text:p>
              </table:table-cell>
              <table:table-cell office:value-type="float" office:value="12000">
                <text:p>12000</text:p>
              </table:table-cell>
              <table:table-cell office:value-type="float" office:value="3966.2">
                <text:p>3966.2</text:p>
              </table:table-cell>
              <table:table-cell office:value-type="float" office:value="12000">
                <text:p>12000</text:p>
              </table:table-cell>
              <table:table-cell office:value-type="float" office:value="40374.1">
                <text:p>40374.1</text:p>
              </table:table-cell>
              <table:table-cell office:value-type="float" office:value="12000">
                <text:p>12000</text:p>
              </table:table-cell>
              <table:table-cell office:value-type="float" office:value="3016.9">
                <text:p>3016.9</text:p>
              </table:table-cell>
              <table:table-cell office:value-type="float" office:value="12000">
                <text:p>12000</text:p>
              </table:table-cell>
              <table:table-cell office:value-type="float" office:value="22736">
                <text:p>22736</text:p>
              </table:table-cell>
              <table:table-cell office:value-type="float" office:value="12000">
                <text:p>12000</text:p>
              </table:table-cell>
              <table:table-cell office:value-type="float" office:value="6755.2">
                <text:p>6755.2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14000">
                <text:p>14000</text:p>
              </table:table-cell>
              <table:table-cell office:value-type="float" office:value="13446.8">
                <text:p>13446.8</text:p>
              </table:table-cell>
              <table:table-cell office:value-type="float" office:value="14000">
                <text:p>14000</text:p>
              </table:table-cell>
              <table:table-cell office:value-type="float" office:value="3748.2">
                <text:p>3748.2</text:p>
              </table:table-cell>
              <table:table-cell office:value-type="float" office:value="14000">
                <text:p>14000</text:p>
              </table:table-cell>
              <table:table-cell office:value-type="float" office:value="39371.8">
                <text:p>39371.8</text:p>
              </table:table-cell>
              <table:table-cell office:value-type="float" office:value="14000">
                <text:p>14000</text:p>
              </table:table-cell>
              <table:table-cell office:value-type="float" office:value="3009">
                <text:p>3009</text:p>
              </table:table-cell>
              <table:table-cell office:value-type="float" office:value="14000">
                <text:p>14000</text:p>
              </table:table-cell>
              <table:table-cell office:value-type="float" office:value="22853.5">
                <text:p>22853.5</text:p>
              </table:table-cell>
              <table:table-cell office:value-type="float" office:value="14000">
                <text:p>14000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16000">
                <text:p>16000</text:p>
              </table:table-cell>
              <table:table-cell office:value-type="float" office:value="15832.2">
                <text:p>15832.2</text:p>
              </table:table-cell>
              <table:table-cell office:value-type="float" office:value="16000">
                <text:p>16000</text:p>
              </table:table-cell>
              <table:table-cell office:value-type="float" office:value="3217.4">
                <text:p>3217.4</text:p>
              </table:table-cell>
              <table:table-cell office:value-type="float" office:value="16000">
                <text:p>16000</text:p>
              </table:table-cell>
              <table:table-cell office:value-type="float" office:value="36847">
                <text:p>36847</text:p>
              </table:table-cell>
              <table:table-cell office:value-type="float" office:value="16000">
                <text:p>16000</text:p>
              </table:table-cell>
              <table:table-cell office:value-type="float" office:value="3310.6">
                <text:p>3310.6</text:p>
              </table:table-cell>
              <table:table-cell office:value-type="float" office:value="16000">
                <text:p>16000</text:p>
              </table:table-cell>
              <table:table-cell office:value-type="float" office:value="23067.4">
                <text:p>23067.4</text:p>
              </table:table-cell>
              <table:table-cell office:value-type="float" office:value="16000">
                <text:p>16000</text:p>
              </table:table-cell>
              <table:table-cell office:value-type="float" office:value="7015.9">
                <text:p>7015.9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18000">
                <text:p>18000</text:p>
              </table:table-cell>
              <table:table-cell office:value-type="float" office:value="15819.7">
                <text:p>15819.7</text:p>
              </table:table-cell>
              <table:table-cell office:value-type="float" office:value="18000">
                <text:p>18000</text:p>
              </table:table-cell>
              <table:table-cell office:value-type="float" office:value="3251.5">
                <text:p>3251.5</text:p>
              </table:table-cell>
              <table:table-cell office:value-type="float" office:value="18000">
                <text:p>18000</text:p>
              </table:table-cell>
              <table:table-cell office:value-type="float" office:value="41518.3">
                <text:p>41518.3</text:p>
              </table:table-cell>
              <table:table-cell office:value-type="float" office:value="18000">
                <text:p>18000</text:p>
              </table:table-cell>
              <table:table-cell office:value-type="float" office:value="2975.6">
                <text:p>2975.6</text:p>
              </table:table-cell>
              <table:table-cell office:value-type="float" office:value="18000">
                <text:p>18000</text:p>
              </table:table-cell>
              <table:table-cell office:value-type="float" office:value="23235">
                <text:p>23235</text:p>
              </table:table-cell>
              <table:table-cell office:value-type="float" office:value="18000">
                <text:p>18000</text:p>
              </table:table-cell>
              <table:table-cell office:value-type="float" office:value="7181.4">
                <text:p>7181.4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20000">
                <text:p>20000</text:p>
              </table:table-cell>
              <table:table-cell office:value-type="float" office:value="12689.4">
                <text:p>12689.4</text:p>
              </table:table-cell>
              <table:table-cell office:value-type="float" office:value="20000">
                <text:p>20000</text:p>
              </table:table-cell>
              <table:table-cell office:value-type="float" office:value="3927.2">
                <text:p>3927.2</text:p>
              </table:table-cell>
              <table:table-cell office:value-type="float" office:value="20000">
                <text:p>20000</text:p>
              </table:table-cell>
              <table:table-cell office:value-type="float" office:value="37313.1">
                <text:p>37313.1</text:p>
              </table:table-cell>
              <table:table-cell office:value-type="float" office:value="20000">
                <text:p>20000</text:p>
              </table:table-cell>
              <table:table-cell office:value-type="float" office:value="3314.2">
                <text:p>3314.2</text:p>
              </table:table-cell>
              <table:table-cell office:value-type="float" office:value="20000">
                <text:p>20000</text:p>
              </table:table-cell>
              <table:table-cell office:value-type="float" office:value="23417.5">
                <text:p>23417.5</text:p>
              </table:table-cell>
              <table:table-cell office:value-type="float" office:value="20000">
                <text:p>20000</text:p>
              </table:table-cell>
              <table:table-cell office:value-type="float" office:value="7346.2">
                <text:p>7346.2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22000">
                <text:p>22000</text:p>
              </table:table-cell>
              <table:table-cell office:value-type="float" office:value="14667.8">
                <text:p>14667.8</text:p>
              </table:table-cell>
              <table:table-cell office:value-type="float" office:value="22000">
                <text:p>22000</text:p>
              </table:table-cell>
              <table:table-cell office:value-type="float" office:value="3551.6">
                <text:p>3551.6</text:p>
              </table:table-cell>
              <table:table-cell office:value-type="float" office:value="22000">
                <text:p>22000</text:p>
              </table:table-cell>
              <table:table-cell office:value-type="float" office:value="33112.4">
                <text:p>33112.4</text:p>
              </table:table-cell>
              <table:table-cell office:value-type="float" office:value="22000">
                <text:p>22000</text:p>
              </table:table-cell>
              <table:table-cell office:value-type="float" office:value="3571.1">
                <text:p>3571.1</text:p>
              </table:table-cell>
              <table:table-cell office:value-type="float" office:value="22000">
                <text:p>22000</text:p>
              </table:table-cell>
              <table:table-cell office:value-type="float" office:value="23602.3">
                <text:p>23602.3</text:p>
              </table:table-cell>
              <table:table-cell office:value-type="float" office:value="22000">
                <text:p>22000</text:p>
              </table:table-cell>
              <table:table-cell office:value-type="float" office:value="7503.4">
                <text:p>7503.4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24000">
                <text:p>24000</text:p>
              </table:table-cell>
              <table:table-cell office:value-type="float" office:value="15913.1">
                <text:p>15913.1</text:p>
              </table:table-cell>
              <table:table-cell office:value-type="float" office:value="24000">
                <text:p>24000</text:p>
              </table:table-cell>
              <table:table-cell office:value-type="float" office:value="3334.9">
                <text:p>3334.9</text:p>
              </table:table-cell>
              <table:table-cell office:value-type="float" office:value="24000">
                <text:p>24000</text:p>
              </table:table-cell>
              <table:table-cell office:value-type="float" office:value="41501.3">
                <text:p>41501.3</text:p>
              </table:table-cell>
              <table:table-cell office:value-type="float" office:value="24000">
                <text:p>24000</text:p>
              </table:table-cell>
              <table:table-cell office:value-type="float" office:value="3017.3">
                <text:p>3017.3</text:p>
              </table:table-cell>
              <table:table-cell office:value-type="float" office:value="24000">
                <text:p>24000</text:p>
              </table:table-cell>
              <table:table-cell office:value-type="float" office:value="23761.8">
                <text:p>23761.8</text:p>
              </table:table-cell>
              <table:table-cell office:value-type="float" office:value="24000">
                <text:p>24000</text:p>
              </table:table-cell>
              <table:table-cell office:value-type="float" office:value="7650.8">
                <text:p>7650.8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26000">
                <text:p>26000</text:p>
              </table:table-cell>
              <table:table-cell office:value-type="float" office:value="14758.9">
                <text:p>14758.9</text:p>
              </table:table-cell>
              <table:table-cell office:value-type="float" office:value="26000">
                <text:p>26000</text:p>
              </table:table-cell>
              <table:table-cell office:value-type="float" office:value="3504">
                <text:p>3504</text:p>
              </table:table-cell>
              <table:table-cell office:value-type="float" office:value="26000">
                <text:p>26000</text:p>
              </table:table-cell>
              <table:table-cell office:value-type="float" office:value="40595.4">
                <text:p>40595.4</text:p>
              </table:table-cell>
              <table:table-cell office:value-type="float" office:value="26000">
                <text:p>26000</text:p>
              </table:table-cell>
              <table:table-cell office:value-type="float" office:value="3024.5">
                <text:p>3024.5</text:p>
              </table:table-cell>
              <table:table-cell office:value-type="float" office:value="26000">
                <text:p>26000</text:p>
              </table:table-cell>
              <table:table-cell office:value-type="float" office:value="23960.1">
                <text:p>23960.1</text:p>
              </table:table-cell>
              <table:table-cell office:value-type="float" office:value="26000">
                <text:p>26000</text:p>
              </table:table-cell>
              <table:table-cell office:value-type="float" office:value="7829.6">
                <text:p>7829.6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28000">
                <text:p>28000</text:p>
              </table:table-cell>
              <table:table-cell office:value-type="float" office:value="15547.4">
                <text:p>15547.4</text:p>
              </table:table-cell>
              <table:table-cell office:value-type="float" office:value="28000">
                <text:p>28000</text:p>
              </table:table-cell>
              <table:table-cell office:value-type="float" office:value="3350.4">
                <text:p>3350.4</text:p>
              </table:table-cell>
              <table:table-cell office:value-type="float" office:value="28000">
                <text:p>28000</text:p>
              </table:table-cell>
              <table:table-cell office:value-type="float" office:value="36301.1">
                <text:p>36301.1</text:p>
              </table:table-cell>
              <table:table-cell office:value-type="float" office:value="28000">
                <text:p>28000</text:p>
              </table:table-cell>
              <table:table-cell office:value-type="float" office:value="3375.1">
                <text:p>3375.1</text:p>
              </table:table-cell>
              <table:table-cell office:value-type="float" office:value="28000">
                <text:p>28000</text:p>
              </table:table-cell>
              <table:table-cell office:value-type="float" office:value="24157.1">
                <text:p>24157.1</text:p>
              </table:table-cell>
              <table:table-cell office:value-type="float" office:value="28000">
                <text:p>28000</text:p>
              </table:table-cell>
              <table:table-cell office:value-type="float" office:value="7979.9">
                <text:p>7979.9</text:p>
              </table:table-cell>
            </table:table-row>
            <table:table-row>
              <table:table-cell office:value-type="string">
                <text:p>Desktop, x86, C++</text:p>
              </table:table-cell>
              <table:table-cell office:value-type="float" office:value="30000">
                <text:p>30000</text:p>
              </table:table-cell>
              <table:table-cell office:value-type="float" office:value="12818.9">
                <text:p>12818.9</text:p>
              </table:table-cell>
              <table:table-cell office:value-type="float" office:value="30000">
                <text:p>30000</text:p>
              </table:table-cell>
              <table:table-cell office:value-type="float" office:value="4070.1">
                <text:p>4070.1</text:p>
              </table:table-cell>
              <table:table-cell office:value-type="float" office:value="30000">
                <text:p>30000</text:p>
              </table:table-cell>
              <table:table-cell office:value-type="float" office:value="36159.7">
                <text:p>36159.7</text:p>
              </table:table-cell>
              <table:table-cell office:value-type="float" office:value="30000">
                <text:p>30000</text:p>
              </table:table-cell>
              <table:table-cell office:value-type="float" office:value="3390.4">
                <text:p>3390.4</text:p>
              </table:table-cell>
              <table:table-cell office:value-type="float" office:value="30000">
                <text:p>30000</text:p>
              </table:table-cell>
              <table:table-cell office:value-type="float" office:value="24297.9">
                <text:p>24297.9</text:p>
              </table:table-cell>
              <table:table-cell office:value-type="float" office:value="30000">
                <text:p>30000</text:p>
              </table:table-cell>
              <table:table-cell office:value-type="float" office:value="8127.8">
                <text:p>8127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